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dash" draw:stroke-dash="Fine_20_Dashed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marker-start="Arrowheads_20_1" draw:marker-end="Arrowheads_20_1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marker-start="Arrowheads_20_1" draw:marker-start-width="0.3cm" draw:marker-end="Arrowheads_20_1" draw:marker-end-width="0.3cm" draw:textarea-horizontal-align="center" draw:textarea-vertical-align="middl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Palatino" style:font-family-generic="roman" style:font-pitch="variable" fo:font-size="10pt" fo:font-style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family="Palatino" style:font-family-generic="roman" style:font-pitch="variable" fo:font-size="12pt" fo:font-style="italic"/>
    </style:style>
    <style:style style:name="T1" style:family="text">
      <style:text-properties fo:font-family="Palatino" style:font-family-generic="roman" style:font-pitch="variable" fo:font-size="12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text-style-name="P1" draw:layer="layout" svg:width="5cm" svg:height="6cm" svg:x="2.123cm" svg:y="5.849cm" svg:viewBox="0 0 5001 6001" draw:points="0,6000 0,1000 5000,0 5000,6000">
          <text:p text:style-name="P3"/>
        </draw:polygon>
        <draw:line draw:style-name="gr2" draw:text-style-name="P1" draw:layer="layout" svg:x1="1.123cm" svg:y1="8.849cm" svg:x2="10.623cm" svg:y2="8.849cm">
          <text:p text:style-name="P3"/>
        </draw:line>
        <draw:line draw:style-name="gr2" draw:text-style-name="P1" draw:layer="layout" svg:x1="1.123cm" svg:y1="6.849cm" svg:x2="10.623cm" svg:y2="6.849cm">
          <text:p text:style-name="P3"/>
        </draw:line>
        <draw:line draw:style-name="gr3" draw:text-style-name="P1" draw:layer="layout" svg:x1="2.123cm" svg:y1="6.849cm" svg:x2="7.123cm" svg:y2="4.849cm">
          <text:p text:style-name="P3"/>
        </draw:line>
        <draw:line draw:style-name="gr3" draw:text-style-name="P1" draw:layer="layout" svg:x1="2.123cm" svg:y1="6.849cm" svg:x2="7.123cm" svg:y2="7.849cm">
          <text:p text:style-name="P3"/>
        </draw:line>
        <draw:line draw:style-name="gr2" draw:text-style-name="P1" draw:layer="layout" svg:x1="6.623cm" svg:y1="4.849cm" svg:x2="10.623cm" svg:y2="4.849cm">
          <text:p text:style-name="P3"/>
        </draw:line>
        <draw:line draw:style-name="gr2" draw:text-style-name="P1" draw:layer="layout" svg:x1="6.623cm" svg:y1="7.849cm" svg:x2="10.623cm" svg:y2="7.849cm">
          <text:p text:style-name="P3"/>
        </draw:line>
        <draw:line draw:style-name="gr2" draw:text-style-name="P1" draw:layer="layout" svg:x1="1.123cm" svg:y1="2.649cm" svg:x2="10.623cm" svg:y2="2.649cm">
          <text:p text:style-name="P3"/>
        </draw:line>
        <draw:line draw:style-name="gr2" draw:text-style-name="P1" draw:layer="layout" svg:x1="5.623cm" svg:y1="1.349cm" svg:x2="5.623cm" svg:y2="12.849cm">
          <text:p text:style-name="P3"/>
        </draw:line>
        <draw:line draw:style-name="gr2" draw:text-style-name="P1" draw:layer="layout" svg:x1="8.123cm" svg:y1="1.349cm" svg:x2="8.123cm" svg:y2="12.849cm">
          <text:p text:style-name="P3"/>
        </draw:line>
        <draw:line draw:style-name="gr2" draw:text-style-name="P1" draw:layer="layout" svg:x1="2.123cm" svg:y1="1.349cm" svg:x2="2.123cm" svg:y2="12.849cm">
          <text:p text:style-name="P3"/>
        </draw:line>
        <draw:line draw:style-name="gr4" draw:text-style-name="P2" draw:layer="layout" svg:x1="2.123cm" svg:y1="1.549cm" svg:x2="5.623cm" svg:y2="1.549cm">
          <text:p text:style-name="P3"/>
        </draw:line>
        <draw:frame draw:style-name="gr5" draw:text-style-name="P4" draw:layer="layout" svg:width="2.293cm" svg:height="0.734cm" svg:x="2.723cm" svg:y="0.849cm">
          <draw:text-box>
            <text:p text:style-name="P3"><text:span text:style-name="T1">min_width</text:span></text:p>
          </draw:text-box>
        </draw:frame>
        <draw:line draw:style-name="gr6" draw:text-style-name="P1" draw:layer="layout" svg:x1="2.123cm" svg:y1="2.349cm" svg:x2="8.123cm" svg:y2="2.349cm">
          <text:p text:style-name="P3"/>
        </draw:line>
        <draw:frame draw:style-name="gr5" draw:text-style-name="P4" draw:layer="layout" svg:width="2.36cm" svg:height="0.734cm" svg:x="4.524cm" svg:y="1.649cm">
          <draw:text-box>
            <text:p text:style-name="P3"><text:span text:style-name="T1">max_width</text:span></text:p>
          </draw:text-box>
        </draw:frame>
        <draw:frame draw:style-name="gr5" draw:text-style-name="P4" draw:layer="layout" svg:width="2.475cm" svg:height="0.734cm" svg:x="10.724cm" svg:y="2.249cm">
          <draw:text-box>
            <text:p text:style-name="P3"><text:span text:style-name="T1">max_height</text:span></text:p>
          </draw:text-box>
        </draw:frame>
        <draw:frame draw:style-name="gr5" draw:text-style-name="P4" draw:layer="layout" svg:width="2.407cm" svg:height="0.734cm" svg:x="10.725cm" svg:y="8.449cm">
          <draw:text-box>
            <text:p text:style-name="P3"><text:span text:style-name="T1">min_height</text:span></text:p>
          </draw:text-box>
        </draw:frame>
        <draw:line draw:style-name="gr7" draw:text-style-name="P1" draw:layer="layout" svg:x1="10.123cm" svg:y1="7.849cm" svg:x2="10.123cm" svg:y2="6.849cm">
          <text:p text:style-name="P3"/>
        </draw:line>
        <draw:frame draw:style-name="gr5" draw:text-style-name="P4" draw:layer="layout" svg:width="2.593cm" svg:height="0.734cm" svg:x="10.126cm" svg:y="6.949cm">
          <draw:text-box>
            <text:p text:style-name="P3"><text:span text:style-name="T1">min_delta_y</text:span></text:p>
          </draw:text-box>
        </draw:frame>
        <draw:line draw:style-name="gr7" draw:text-style-name="P1" draw:layer="layout" svg:x1="10.123cm" svg:y1="6.849cm" svg:x2="10.123cm" svg:y2="4.849cm">
          <text:p text:style-name="P3"/>
        </draw:line>
        <draw:frame draw:style-name="gr5" draw:text-style-name="P4" draw:layer="layout" svg:width="2.661cm" svg:height="0.734cm" svg:x="10.127cm" svg:y="5.449cm">
          <draw:text-box>
            <text:p text:style-name="P3"><text:span text:style-name="T1">max_delta_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59cm" fo:margin-bottom="0.448cm" fo:margin-left="0.423cm" fo:margin-right="0.499cm" fo:page-width="14cm" fo:page-height="13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Rhodri James</meta:initial-creator>
    <meta:creation-date>2007-12-28T13:22:40</meta:creation-date>
    <dc:creator>Rhodri James</dc:creator>
    <dc:date>2007-12-28T13:45:07</dc:date>
    <dc:language>en-GB</dc:language>
    <meta:editing-cycles>3</meta:editing-cycles>
    <meta:editing-duration>PT22M27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